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RequestHandler.setProperty( Object request , String propert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RequestHandler.getPropertyNames( Objec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RequestHandler.getProperty( Object request ,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